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adrão-subtitle">
      <style:graphic-properties draw:fill-color="#ffffff" fo:min-height="19.563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subtitle">
      <style:graphic-properties draw:fill-color="#ffffff" fo:min-height="19.363cm"/>
    </style:style>
    <style:style style:name="pr4" style:family="presentation" style:parent-style-name="Padrão-notes">
      <style:graphic-properties draw:fill-color="#ffffff" fo:min-height="13.364cm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text-properties fo:font-size="32pt"/>
    </style:style>
    <style:style style:name="P3" style:family="paragraph">
      <loext:graphic-properties draw:fill-color="#ffffff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-color="#ffffff"/>
      <style:text-properties fo:font-size="36pt" style:font-size-asian="36pt" style:font-size-complex="36pt"/>
    </style:style>
    <style:style style:name="P6" style:family="paragraph">
      <style:text-properties fo:font-size="40pt" style:font-size-asian="40pt" style:font-size-complex="40pt"/>
    </style:style>
    <style:style style:name="P7" style:family="paragraph">
      <loext:graphic-properties draw:fill-color="#ffffff"/>
      <style:text-properties fo:font-size="40pt" style:font-size-asian="40pt" style:font-size-complex="40pt"/>
    </style:style>
    <style:style style:name="P8" style:family="paragraph">
      <style:text-properties fo:font-size="44pt" style:font-size-asian="44pt" style:font-size-complex="44pt"/>
    </style:style>
    <style:style style:name="P9" style:family="paragraph">
      <loext:graphic-properties draw:fill-color="#ffffff"/>
      <style:text-properties fo:font-size="44pt" style:font-size-asian="44pt" style:font-size-complex="44pt"/>
    </style:style>
    <style:style style:name="P10" style:family="paragraph">
      <loext:graphic-properties draw:fill-color="#ffffff"/>
      <style:text-properties fo:font-size="20pt"/>
    </style:style>
    <style:style style:name="T1" style:family="text">
      <style:text-properties fo:color="#ffffff" fo:font-size="80pt" style:font-size-asian="80pt" style:font-size-complex="80pt"/>
    </style:style>
    <style:style style:name="T2" style:family="text">
      <style:text-properties fo:color="#ffffff" fo:font-size="20pt" style:font-size-asian="20pt" style:font-size-complex="20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draw:frame presentation:style-name="pr1" draw:text-style-name="P2" draw:layer="layout" svg:width="25.199cm" svg:height="19.563cm" svg:x="1.4cm" svg:y="0.837cm" presentation:class="subtitle" presentation:user-transformed="true">
          <draw:text-box>
            <text:p text:style-name="P1"><text:span text:style-name="T1">Na Extremidade</text:span></text:p>
            <text:p text:style-name="P1"><text:span text:style-name="T2">Marina de Oliveira</text:span></text:p>
            <text:p text:style-name="P1"/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Deus que abriu mão do seu melhor,</text:span></text:p>
            <text:p text:style-name="P4"><text:span text:style-name="T3">Me deu direito ao seu galardão,</text:span></text:p>
            <text:p text:style-name="P4"><text:span text:style-name="T3">Deus que fez de mim, sua primícia,</text:span></text:p>
            <text:p text:style-name="P4"><text:span text:style-name="T3">Me fez um plano de vida, de salvação.</text:span></text:p>
            <text:p text:style-name="P4"><text:span text:style-name="T3">Deus que me enviou o seu Filho amado,</text:span></text:p>
            <text:p text:style-name="P4"><text:span text:style-name="T3">Para morrer no lugar de um ladrã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<text:span text:style-name="T4">Eu não preciso entender</text:span></text:p>
            <text:p text:style-name="P6"><text:span text:style-name="T4">O que só minha fé é capaz de explicar</text:span></text:p>
            <text:p text:style-name="P6"><text:span text:style-name="T4">Apenas tenho que entregar o meu melhor e ador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32">
        <draw:frame presentation:style-name="pr3" draw:text-style-name="P9" draw:layer="layout" svg:width="25.199cm" svg:height="19.363cm" svg:x="1.4cm" svg:y="0.837cm" presentation:class="subtitle" presentation:user-transformed="true">
          <draw:text-box>
            <text:p text:style-name="P8"><text:span text:style-name="T5">Na extremidade da adoração</text:span></text:p>
            <text:p text:style-name="P8"><text:span text:style-name="T5">Quero ir para dizer que Te amo</text:span></text:p>
            <text:p text:style-name="P8"><text:span text:style-name="T5">Os meus limites, quero romper</text:span></text:p>
            <text:p text:style-name="P8"><text:span text:style-name="T5">Entregar o melhor de mim, Senhor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32">
        <draw:frame presentation:style-name="pr3" draw:text-style-name="P5" draw:layer="layout" svg:width="25.199cm" svg:height="19.363cm" svg:x="1.4cm" svg:y="0.837cm" presentation:class="subtitle" presentation:user-transformed="true">
          <draw:text-box>
            <text:p text:style-name="P4"><text:span text:style-name="T3">Deus que abriu mão do seu melhor,</text:span></text:p>
            <text:p text:style-name="P4"><text:span text:style-name="T3">Me deu direito ao seu galardão,</text:span></text:p>
            <text:p text:style-name="P4"><text:span text:style-name="T3">Deus que fez de mim, sua primícia,</text:span></text:p>
            <text:p text:style-name="P4"><text:span text:style-name="T3">Me fez um plano de vida, de salvação.</text:span></text:p>
            <text:p text:style-name="P4"><text:span text:style-name="T3">Deus que me enviou o seu Filho amado,</text:span></text:p>
            <text:p text:style-name="P4"><text:span text:style-name="T3">Para morrer no lugar de um ladrão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32">
        <draw:frame presentation:style-name="pr3" draw:text-style-name="P7" draw:layer="layout" svg:width="25.199cm" svg:height="19.363cm" svg:x="1.4cm" svg:y="0.837cm" presentation:class="subtitle" presentation:user-transformed="true">
          <draw:text-box>
            <text:p text:style-name="P6"><text:span text:style-name="T4">Eu não preciso entender</text:span></text:p>
            <text:p text:style-name="P6"><text:span text:style-name="T4">O que só minha fé é capaz de explicar</text:span></text:p>
            <text:p text:style-name="P6"><text:span text:style-name="T4">Apenas tenho que entregar o meu melhor e adorar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32">
        <draw:frame presentation:style-name="pr3" draw:text-style-name="P9" draw:layer="layout" svg:width="25.199cm" svg:height="19.363cm" svg:x="1.4cm" svg:y="0.837cm" presentation:class="subtitle" presentation:user-transformed="true">
          <draw:text-box>
            <text:p text:style-name="P8"><text:span text:style-name="T5">Na extremidade da adoração</text:span></text:p>
            <text:p text:style-name="P8"><text:span text:style-name="T5">Quero ir para dizer que Te amo</text:span></text:p>
            <text:p text:style-name="P8"><text:span text:style-name="T5">Os meus limites, quero romper</text:span></text:p>
            <text:p text:style-name="P8"><text:span text:style-name="T5">Entregar o melhor de mim, Senhor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32">
        <draw:frame presentation:style-name="pr3" draw:text-style-name="P3" draw:layer="layout" svg:width="25.199cm" svg:height="19.363cm" svg:x="1.4cm" svg:y="0.837cm" presentation:class="subtitle" presentation:user-transformed="true">
          <draw:text-box>
            <text:p>Te adoro, Te adoro, Te adoro, Te adoro,</text:p>
            <text:p>Te adoro, Te adoro, Te adoro, Te adoro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32">
        <draw:frame presentation:style-name="pr3" draw:text-style-name="P2" draw:layer="layout" svg:width="25.199cm" svg:height="19.363cm" svg:x="1.4cm" svg:y="0.837cm" presentation:class="subtitle" presentation:user-transformed="true">
          <draw:text-box>
            <text:p text:style-name="P1">Te adoro, Te adoro, Te adoro, Te adoro,</text:p>
            <text:p text:style-name="P1">Te adoro, Te adoro, Te adoro, Te adoro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32">
        <office:forms form:automatic-focus="false" form:apply-design-mode="false"/>
        <draw:frame presentation:style-name="pr3" draw:text-style-name="P9" draw:layer="layout" svg:width="25.199cm" svg:height="19.363cm" svg:x="1.4cm" svg:y="0.837cm" presentation:class="subtitle" presentation:user-transformed="true">
          <draw:text-box>
            <text:p text:style-name="P8"><text:span text:style-name="T5">Na extremidade da adoração</text:span></text:p>
            <text:p text:style-name="P8"><text:span text:style-name="T5">Quero ir para dizer que Te amo</text:span></text:p>
            <text:p text:style-name="P8"><text:span text:style-name="T5">Os meus limites, quero romper</text:span></text:p>
            <text:p text:style-name="P8"><text:span text:style-name="T5">Entregar o melhor de mim, Senhor!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32">
      <presentation:placeholder presentation:object="subtitle" svg:x="2.057cm" svg:y="1.743cm" svg:width="23.911cm" svg:height="17.324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adrão-title" draw:layer="backgroundobjects" svg:width="14.848cm" svg:height="11.135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onvidado </meta:initial-creator>
    <meta:creation-date>2016-02-28T15:26:27.501970382</meta:creation-date>
    <dc:date>2016-02-28T15:42:00.333997256</dc:date>
    <dc:creator>Convidado </dc:creator>
    <meta:editing-duration>PT15M32S</meta:editing-duration>
    <meta:editing-cycles>1</meta:editing-cycles>
    <meta:document-statistic meta:object-count="51"/>
    <meta:generator>LibreOffice/4.4.2.2$Linux_x86 LibreOffice_project/40m0$Build-2</meta:generator>
  </office:meta>
</office:document-meta>
</file>